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IQ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ланы квалификации инструментов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ланы квалификации инструментов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DO-330, п.10.1.2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23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5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